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2cm" svg:stroke-color="#cfe7f5" draw:marker-start-width="0.5cm" draw:marker-end-width="0.5cm" draw:fill="none" draw:textarea-vertical-align="middle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2cm" svg:stroke-color="#cfe7f5" draw:marker-start="Arrowheads_20_1" draw:marker-start-width="0.5cm" draw:marker-end="" draw:marker-end-width="0.5cm" draw:fill="none" draw:textarea-vertical-align="middle" fo:padding-top="0.225cm" fo:padding-bottom="0.225cm" fo:padding-left="0.35cm" fo:padding-right="0.35cm"/>
    </style:style>
    <style:style style:name="gr6" style:family="graphic" style:parent-style-name="objectwithoutfill">
      <style:graphic-properties svg:stroke-width="0.2cm" svg:stroke-color="#cfe7f5" draw:marker-start="Arrowheads_20_1" draw:marker-start-width="0.5cm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2cm" svg:stroke-color="#cfe7f5" draw:marker-start="" draw:marker-start-width="0.5cm" draw:marker-end="Arrowheads_20_1" draw:marker-end-width="0.5cm" draw:fill="none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cm" svg:stroke-color="#cfe7f5" draw:marker-start-width="0.5cm" draw:marker-end="Arrowheads_20_1" draw:marker-end-width="0.5cm" draw:fill="none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fill="solid" draw:fill-color="#ffcc99" draw:textarea-vertical-align="middle" draw:auto-grow-height="false" fo:min-height="0.749cm" fo:min-width="0.499cm"/>
    </style:style>
    <style:style style:name="gr10" style:family="graphic" style:parent-style-name="objectwithoutfill">
      <style:graphic-properties draw:stroke="solid"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12" style:family="graphic" style:parent-style-name="standard">
      <style:graphic-properties draw:stroke="solid" svg:stroke-width="0.1cm" svg:stroke-color="#008000" draw:marker-start-width="0.35cm" draw:marker-end-width="0.35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color="#ff3366" fo:font-size="20pt" fo:font-weight="bold" style:font-size-asian="20pt" style:font-weight-asian="bold" style:font-size-complex="20pt" style:font-weight-complex="bold"/>
    </style:style>
    <style:style style:name="T1" style:family="text">
      <style:text-properties style:text-position="sub 58%"/>
    </style:style>
    <style:style style:name="T2" style:family="text">
      <style:text-properties fo:color="#ff3366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259cm" svg:height="5.613cm" draw:transform="rotate (1.57847577550367) translate (1.612cm 14.44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8.364cm" svg:height="5.611cm" draw:transform="rotate (-1.57795217672807) translate (24.77cm 6.179cm)">
          <text:p text:style-name="P1"><text:s/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1" draw:layer="layout" svg:width="3.952cm" svg:height="1.673cm" svg:x="2.2cm" svg:y="8.3cm">
          <draw:text-box>
            <text:p text:style-name="P1">Isentropic</text:p>
            <text:p text:style-name="P1">Compressor</text:p>
          </draw:text-box>
        </draw:frame>
        <draw:frame draw:style-name="gr3" draw:text-style-name="P1" draw:layer="layout" svg:width="3.249cm" svg:height="1.673cm" svg:x="20.9cm" svg:y="10.4cm">
          <draw:text-box>
            <text:p text:style-name="P1">Isentropic</text:p>
            <text:p text:style-name="P1">Turbine</text:p>
          </draw:text-box>
        </draw:frame>
        <draw:custom-shape draw:style-name="gr1" draw:text-style-name="P1" draw:layer="layout" svg:width="5.1cm" svg:height="2.8cm" svg:x="10.4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5.044cm" svg:height="1.673cm" svg:x="10.5cm" svg:y="16.6cm">
          <draw:text-box>
            <text:p>Heat Exchanger</text:p>
            <text:p text:style-name="P1">P = const</text:p>
          </draw:text-box>
        </draw:frame>
        <draw:line draw:style-name="gr4" draw:text-style-name="P1" draw:layer="layout" svg:x1="5.8cm" svg:y1="7.8cm" svg:x2="5.8cm" svg:y2="5.8cm">
          <text:p/>
        </draw:line>
        <draw:line draw:style-name="gr5" draw:text-style-name="P1" draw:layer="layout" svg:x1="10.399cm" svg:y1="5.8cm" svg:x2="5.801cm" svg:y2="5.8cm">
          <text:p/>
        </draw:line>
        <draw:line draw:style-name="gr6" draw:text-style-name="P1" draw:layer="layout" svg:x1="20.2cm" svg:y1="8cm" svg:x2="20.2cm" svg:y2="5.8cm">
          <text:p/>
        </draw:line>
        <draw:line draw:style-name="gr4" draw:text-style-name="P1" draw:layer="layout" svg:x1="24cm" svg:y1="17.4cm" svg:x2="24cm" svg:y2="14.2cm">
          <text:p/>
        </draw:line>
        <draw:line draw:style-name="gr7" draw:text-style-name="P1" draw:layer="layout" svg:x1="24cm" svg:y1="17.4cm" svg:x2="15.598cm" svg:y2="17.398cm">
          <text:p/>
        </draw:line>
        <draw:line draw:style-name="gr8" draw:text-style-name="P1" draw:layer="layout" svg:x1="2.699cm" svg:y1="17.4cm" svg:x2="2.699cm" svg:y2="14.099cm">
          <text:p/>
        </draw:line>
        <draw:line draw:style-name="gr4" draw:text-style-name="P1" draw:layer="layout" svg:x1="10.4cm" svg:y1="17.4cm" svg:x2="2.699cm" svg:y2="17.4cm">
          <text:p/>
        </draw:line>
        <draw:custom-shape draw:style-name="gr9" draw:text-style-name="P1" draw:layer="layout" svg:width="1.629cm" svg:height="2.2cm" svg:x="24.77cm" svg:y="9.199cm">
          <text:p/>
          <draw:enhanced-geometry draw:text-areas="4000 ?f1 ?f5 ?f2" draw:glue-points="0 10800 21600 10800 ?f0 0 ?f0 21600" draw:type="mso-spt100" draw:modifiers="12297.4233128834 7075.6928668786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10" draw:text-style-name="P1" draw:layer="layout" svg:x1="4.2cm" svg:y1="10.3cm" svg:x2="26cm" svg:y2="10.3cm">
          <text:p/>
        </draw:line>
        <draw:frame draw:style-name="gr3" draw:layer="layout" svg:width="1.281cm" svg:height="1.171cm" svg:x="13.1cm" svg:y="2.4cm">
          <draw:text-box>
            <text:p>Q<text:span text:style-name="T1">in</text:span></text:p>
          </draw:text-box>
        </draw:frame>
        <draw:frame draw:style-name="gr3" draw:layer="layout" svg:width="1.505cm" svg:height="1.171cm" svg:x="13.536cm" svg:y="19.429cm">
          <draw:text-box>
            <text:p>Q<text:span text:style-name="T1">out</text:span></text:p>
          </draw:text-box>
        </draw:frame>
        <draw:custom-shape draw:style-name="gr1" draw:text-style-name="P1" draw:layer="layout" svg:width="0.6cm" svg:height="1.6cm" svg:x="12.6cm" svg:y="2.8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6cm" svg:height="1.401cm" svg:x="12.7cm" svg:y="18.798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layer="layout" svg:width="1.8cm" svg:height="1.171cm" svg:x="26.2cm" svg:y="10.739cm">
          <draw:text-box>
            <text:p>W<text:span text:style-name="T1">net</text:span></text:p>
          </draw:text-box>
        </draw:frame>
        <draw:frame draw:style-name="gr12" draw:text-style-name="P3" draw:layer="layout" svg:width="12.252cm" svg:height="1.138cm" svg:x="7.95cm" svg:y="0.45cm">
          <draw:text-box>
            <text:p text:style-name="P2"><text:span text:style-name="T2">Closed Cycle Gas Turbine Engines</text:span></text:p>
          </draw:text-box>
        </draw:frame>
        <draw:custom-shape draw:style-name="gr1" draw:text-style-name="P1" draw:layer="layout" svg:width="5.1cm" svg:height="2.8cm" svg:x="10.399cm" svg:y="4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5.044cm" svg:height="1.673cm" svg:x="10.4cm" svg:y="5.001cm">
          <draw:text-box>
            <text:p>Heat Exchanger</text:p>
            <text:p text:style-name="P1">P = const</text:p>
          </draw:text-box>
        </draw:frame>
        <draw:line draw:style-name="gr4" draw:text-style-name="P1" draw:layer="layout" svg:x1="20.2cm" svg:y1="5.8cm" svg:x2="15.499cm" svg:y2="5.8cm">
          <text:p/>
        </draw:line>
        <draw:frame draw:style-name="gr3" draw:layer="layout" svg:width="1.878cm" svg:height="0.962cm" svg:x="12.2cm" svg:y="10.538cm">
          <draw:text-box>
            <text:p>shaft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1-04T11:29:21</meta:creation-date>
    <dc:date>2013-01-19T21:29:30</dc:date>
    <dc:creator>Jeff Gomes</dc:creator>
    <meta:editing-duration>PT4M39S</meta:editing-duration>
    <meta:editing-cycles>2</meta:editing-cycles>
    <meta:generator>LibreOffice/3.5$Linux_X86_64 LibreOffice_project/350m1$Build-2</meta:generator>
    <meta:document-statistic meta:object-count="48"/>
  </office:meta>
</office:document-meta>
</file>